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1d3cce" officeooo:paragraph-rsid="001d3cce"/>
    </style:style>
    <style:style style:name="P2" style:family="paragraph" style:parent-style-name="Standard">
      <style:paragraph-properties fo:text-align="start" style:justify-single-word="false"/>
      <style:text-properties officeooo:rsid="001d3cce" officeooo:paragraph-rsid="001d3cce"/>
    </style:style>
    <style:style style:name="P3" style:family="paragraph" style:parent-style-name="Standard">
      <style:paragraph-properties fo:text-align="start" style:justify-single-word="false"/>
      <style:text-properties officeooo:paragraph-rsid="001d7755"/>
    </style:style>
    <style:style style:name="P4" style:family="paragraph" style:parent-style-name="Standard">
      <style:paragraph-properties fo:text-align="start" style:justify-single-word="false"/>
      <style:text-properties officeooo:rsid="001d7755" officeooo:paragraph-rsid="001d7755"/>
    </style:style>
    <style:style style:name="P5" style:family="paragraph" style:parent-style-name="Standard">
      <style:paragraph-properties fo:text-align="start" style:justify-single-word="false"/>
      <style:text-properties officeooo:rsid="001f5ecd" officeooo:paragraph-rsid="001f5ecd"/>
    </style:style>
    <style:style style:name="T1" style:family="text">
      <style:text-properties officeooo:rsid="001d3cce"/>
    </style:style>
    <style:style style:name="T2" style:family="text">
      <style:text-properties officeooo:rsid="001d7755"/>
    </style:style>
    <style:style style:name="T3" style:family="text">
      <style:text-properties style:use-window-font-color="true" loext:opacity="0%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p text:style-name="P2"/>
      <text:p text:style-name="P2">Rapport en général :</text:p>
      <text:p text:style-name="P2"/>
      <text:p text:style-name="P2">- Saute une page sur deux, et numérote les pages vides</text:p>
      <text:p text:style-name="P2">- <text:span text:style-name="T2">Mauvaise numérotation des figures tous au long du rapport.</text:span></text:p>
      <text:p text:style-name="P2">- <text:span text:style-name="T2">Fait référence à toutes ces figures et explique précisément la figure , ce qui est un bon point.</text:span></text:p>
      <text:p text:style-name="P2"/>
      <text:p text:style-name="P2">Page de couverture :</text:p>
      <text:p text:style-name="P2"/>
      <text:p text:style-name="P2"><text:tab/>- Photo non approprié</text:p>
      <text:p text:style-name="P2"/>
      <text:p text:style-name="P2">Sommaire :</text:p>
      <text:p text:style-name="P2"/>
      <text:p text:style-name="P3"><text:span text:style-name="T1"><text:tab/>- Fai</text:span><text:span text:style-name="T2">t</text:span><text:span text:style-name="T1"> référence à la page de remerciement qui est avant le sommaire</text:span></text:p>
      <text:p text:style-name="P3"><text:span text:style-name="T1"><text:tab/>- Sommaire bien détaillé et bien numéroté </text:span><text:span text:style-name="T2">sauf certaines parties qui vont jusqu’à 2.2.3.2.2.1 ce qui fais beaucoup</text:span></text:p>
      <text:p text:style-name="P2"/>
      <text:p text:style-name="P2">Introduction courte et <text:span text:style-name="T2">claire</text:span> comme demandé dans le<text:span text:style-name="T2">s consignes</text:span></text:p>
      <text:p text:style-name="P4">Nonne présentation de l’entreprise, peut-<text:span text:style-name="T3">être un peu courte.</text:span></text:p>
      <text:p text:style-name="P5"><text:span text:style-name="T3">Page 38 utilisation d’une image qui ne sert à ri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 fo:text-align="justify" style:justify-single-word="false" fo:orphans="2" fo:widows="2" style:text-autospace="none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together="always" fo:keep-with-next="always"/>
      <style:text-properties fo:text-transform="uppercase" fo:font-weight="bold" style:font-name-asian="Times New Roman" style:font-family-asian="'Times New Roman'" style:font-family-generic-asian="roman" style:font-pitch-asian="variable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start" style:justify-single-word="false" fo:keep-together="always" fo:keep-with-next="always"/>
      <style:text-properties fo:font-variant="small-caps" fo:color="#4f81bd" loext:opacity="100%" style:font-name-asian="Times New Roman" style:font-family-asian="'Times New Roman'" style:font-family-generic-asian="roman" style:font-pitch-asian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start" style:justify-single-word="false" fo:keep-together="always" fo:keep-with-next="always"/>
      <style:text-properties fo:color="#4f81bd" loext:opacity="100%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style:font-name="Comic Sans MS" fo:font-family="'Comic Sans MS'" style:font-family-generic="script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Comic Sans MS" style:font-family-complex="'Comic Sans MS'" style:font-family-generic-complex="script" style:font-pitch-complex="variable" style:font-size-complex="14pt" style:font-weight-complex="bold"/>
    </style:style>
    <style:style style:name="Titre_20_2_20_Car" style:display-name="Titre 2 Car" style:family="text">
      <style:text-properties fo:font-variant="small-caps" fo:color="#4f81bd" loext:opacity="100%" style:font-name="Comic Sans MS" fo:font-family="'Comic Sans MS'" style:font-family-generic="script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>
      <style:text-properties fo:color="#4f81bd" loext:opacity="100%" style:font-name="Comic Sans MS" fo:font-family="'Comic Sans MS'" style:font-family-generic="script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-tête_20_Car" style:display-name="En-tê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UFR LL&amp;SH</meta:initial-creator>
    <meta:creation-date>2019-01-15T11:53:00</meta:creation-date>
    <dc:date>2024-01-26T15:27:42.596063073</dc:date>
    <meta:editing-cycles>4</meta:editing-cycles>
    <meta:editing-duration>PT4M2S</meta:editing-duration>
    <meta:document-statistic meta:table-count="0" meta:image-count="0" meta:object-count="0" meta:page-count="1" meta:paragraph-count="12" meta:word-count="112" meta:character-count="641" meta:non-whitespace-character-count="538"/>
    <meta:generator>LibreOffice/7.3.7.2$Linux_X86_64 LibreOffice_project/30$Build-2</meta:generator>
  </office:meta>
</office:document-meta>
</file>